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mon Views</text:p>
      <text:h text:style-name="Heading_20_1" text:outline-level="1">IMSLP</text:h>
      <text:p text:style-name="Text_20_body">The site itself uses a Google site search to display results and not the MediWiki API. I suspect the MediaWiki API's search features will not perform nearly as well as the Google site search. Google does offer an API but charges users who want to perform more than 100 searches per day. <text:s/>Using such a thing in the project at this point seems counter to the idea of providing greater access to music and musical knowledge.</text:p>
      <text:p text:style-name="Text_20_body">From Dr. Hayashida's description and my own experience, users of IMSLP expect the search function to work like a simple Google search. This is desirable because many users would already be familiar with how to search using such a tool. The real challenge there will be providing performance that is “good enough” to justify using my tool instead of just searching IMSLP (or even Google) separately.</text:p>
      <text:p text:style-name="Text_20_body">Results are shown as a list of links with short descriptions.</text:p>
      <text:h text:style-name="Heading_20_1" text:outline-level="1">MusicBrainz</text:h>
      <text:p text:style-name="Text_20_body">The search box on the site forces users to select which set of entities to search. This makes sense given how long a search across all of them takes to complete (several to tens of seconds). <text:s/>A search against a subset of all entities might be more manageable.</text:p>
      <text:p text:style-name="Text_20_body">Though I have no firsthand accounts from a user of MusicBrainz, my previous experience with it was a a tool for automatically updating metadata tags on MP3 files. Such a tool would likely have to make more specific searches to find correct information in a reasonable amount of time.</text:p>
      <text:p text:style-name="Text_20_body">Results are returned as a list of links with “search scores” and some basic information that varies depending on which type of entity is selected. <text:s/>Judging by the speed of the page load, perhaps this information is available as part of the search results and does not need to be looked up separately.</text:p>
      <text:h text:style-name="Heading_20_1" text:outline-level="1">Combining the Two</text:h>
      <text:p text:style-name="Text_20_body">Combining search results without doing anything else seems relatively uninteresting – a web browser with tabs and Google searches could be used to achieve a similar result with much more flexibility and no additional development effort, maintenance, hardware, etc. I see more potential for added value in using the relationships inherent in the IMSLP wiki structure and augmenting them with the relationships stored in the MusicBrainz database. These relationships could be modeled well using a graph database. </text:p>
      <text:p text:style-name="Text_20_body">Musicians could use a visual representation of the graph to explore data from both IMSLP and MusicBrainz. Each page in the IMLSP wiki and each entity in the MusicBrainz could be viewed as nodes, with relationships such as “has link to” (from the wiki) or “created work” for a relationship between a musicBrainz artist entity and a work entity. <text:s/>Another relationship called “matches” could indicate a match between an IMLSP wiki page and a musicbrainz entity and have a weight indicating match strength. This would allow the same queries as if the nodes were combined if certain restrictions are used.</text:p>
      <text:p text:style-name="Text_20_body">Building the whole graph in advance would be, at very least, time-consuming. <text:s/>Current dumps of the IMSLP wiki were not easily available when I searched for them. Once found, these would have to be <text:soft-page-break/>converted into some form I could search, perhaps by setting up a local MediaWiki installation. A current version of MusicBrainz would be easier to obtain in its entirety, and there exist virtual machine images with the server and database set up and ready for use. There is also the problem of updating the database with new information. Rather than do this, I would propose a dynamic solution.</text:p>
      <text:p text:style-name="Text_20_body">Users that are not familiar with the workings of graph databases (and in many cases, even those that are) would have to choose an “anchor” to begin a traversal (I got the term and idea from the Neo4j query language, Cypher). <text:s/>The initial interaction would be a search that would return one or more things that could be nodes. If the node exists in the graph already, it could be used. Otherwise, information would be fetched from IMSLP and MusicBrainz. My tool would then find the thing that would become a node on IMSLP and/or musicBrainz, then fetch its neighbors. <text:s/>Complete information need not be returned at each step – I need only basic identifying information about the node, information about related nodes, and links to the relevant IMSLP/musicBrainz entries. The user would then be presented with a visual representation of the graph that allows for browsing. This is similar to my own behavior when exploring Wikipedia.</text:p>
      <text:p text:style-name="Text_20_body">For those that so wish, I could allow queries against the graph using whatever query language(s) my chosen graph DBMS supports. <text:s/>I would also need some means of selecting “anchors” and for allowing the graph to expand automatically, perhaps by handling “terminal” nodes differently from others.</text:p>
      <text:p text:style-name="Text_20_body">There would need to be some means of checking if a node already exists and making links between disjoint subgraphs where such links make s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a Seyedtalebi</meta:initial-creator>
    <meta:creation-date>2017-09-05T20:40:31.14</meta:creation-date>
    <dc:date>2017-09-06T22:02:26.07</dc:date>
    <dc:creator>Nima Seyedtalebi</dc:creator>
    <meta:editing-duration>PT2H30M41S</meta:editing-duration>
    <meta:editing-cycles>10</meta:editing-cycles>
    <meta:generator>OpenOffice/4.1.3$Win32 OpenOffice.org_project/413m1$Build-9783</meta:generator>
    <meta:document-statistic meta:table-count="0" meta:image-count="0" meta:object-count="0" meta:page-count="2" meta:paragraph-count="16" meta:word-count="816" meta:character-count="4836"/>
  </office:meta>
</office:document-meta>
</file>